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9de0" officeooo:paragraph-rsid="00009de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9de0" officeooo:paragraph-rsid="00055e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619f" officeooo:paragraph-rsid="0002619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619f" officeooo:paragraph-rsid="00055eab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09de0" officeooo:paragraph-rsid="00009de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09de0" officeooo:paragraph-rsid="0002619f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009de0" officeooo:paragraph-rsid="0002619f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09de0" officeooo:paragraph-rsid="00055eab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09de0" officeooo:paragraph-rsid="00055eab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3fe87" officeooo:paragraph-rsid="0003fe87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03fe87" officeooo:paragraph-rsid="00055eab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55eab" officeooo:paragraph-rsid="00055ea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055eab" officeooo:paragraph-rsid="00055eab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0689ab" officeooo:paragraph-rsid="000689ab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06cf96" officeooo:paragraph-rsid="0006cf96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0701ed" officeooo:paragraph-rsid="000701ed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0701ed" officeooo:paragraph-rsid="000701e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701ed" officeooo:paragraph-rsid="000701e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2619f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02619f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055eab"/>
    </style:style>
    <style:style style:name="P22" style:family="paragraph" style:parent-style-name="Standard">
      <style:paragraph-properties fo:text-align="start" style:justify-single-word="false"/>
      <style:text-properties officeooo:paragraph-rsid="00055eab"/>
    </style:style>
    <style:style style:name="T1" style:family="text">
      <style:text-properties fo:font-weight="normal" officeooo:rsid="00009de0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сылки</text:p>
      <text:p text:style-name="P22"><text:span text:style-name="T1"/></text:p>
      <text:list xml:id="list8699388308366863858" text:style-name="L2">
        <text:list-item>
          <text:p text:style-name="P21"><text:span text:style-name="T1">Видеочат для общения с врачом запущен на всех платформах Ondoc</text:span></text:p>
          <text:p text:style-name="P8"><text:a xlink:type="simple" xlink:href="http://www.cnews.ru/news/line/2016-10-25_videochat_dlya_obshcheniya_s_vrachom_zapushchen_na_vseh" text:style-name="Internet_20_link" text:visited-style-name="Visited_20_Internet_20_Link">http://www.cnews.ru/news/line/2016-10-25_videochat_dlya_obshcheniya_s_vrachom_zapushchen_na_vseh</text:a></text:p>
        </text:list-item>
        <text:list-item>
          <text:p text:style-name="P11">Записаться к врачу теперь можно через портал госуслуг</text:p>
          <text:p text:style-name="P11"><text:a xlink:type="simple" xlink:href="https://vnnews.ru/medicine/55072-zapisatsya-k-vrachu-teper-mozhno-cherez-portal-gosuslug.html" text:style-name="Internet_20_link" text:visited-style-name="Visited_20_Internet_20_Link">https://vnnews.ru/medicine/55072-zapisatsya-k-vrachu-teper-mozhno-cherez-portal-gosuslug.html</text:a></text:p>
        </text:list-item>
        <text:list-item>
          <text:p text:style-name="P11">На Едином портале госуслуг появится раздел «Моё здоровье»</text:p>
          <text:p text:style-name="P11"><text:a xlink:type="simple" xlink:href="http://d-russia.ru/na-edinom-portale-gosuslug-poyavitsya-razdel-moyo-zdorove.html" text:style-name="Internet_20_link" text:visited-style-name="Visited_20_Internet_20_Link">http://d-russia.ru/na-edinom-portale-gosuslug-poyavitsya-razdel-moyo-zdorove.html</text:a></text:p>
        </text:list-item>
        <text:list-item>
          <text:p text:style-name="P15">Handy Patients Enterprise</text:p>
          <text:p text:style-name="P15"><text:a xlink:type="simple" xlink:href="http://docplayer.org/941580-Handy-patients-enterprise.html" text:style-name="Internet_20_link" text:visited-style-name="Visited_20_Internet_20_Link">http://docplayer.org/941580-Handy-patients-enterprise.html</text:a></text:p>
        </text:list-item>
        <text:list-item>
          <text:p text:style-name="P16">Медицинские Информационные Системы</text:p>
          <text:p text:style-name="P16"><text:a xlink:type="simple" xlink:href="http://itm.consef.ru/main.mhtml?Part=84" text:style-name="Internet_20_link" text:visited-style-name="Visited_20_Internet_20_Link">http://itm.consef.ru/main.mhtml?Part=84</text:a></text:p>
        </text:list-item>
        <text:list-item>
          <text:p text:style-name="P16">Системы удаленного мониторинга здоровья ждет светлое будущее. Близкое будущее</text:p>
          <text:p text:style-name="P16"><text:a xlink:type="simple" xlink:href="http://evercare.ru/rpm-future" text:style-name="Internet_20_link" text:visited-style-name="Visited_20_Internet_20_Link">http://evercare.ru/rpm-future</text:a></text:p>
        </text:list-item>
      </text:list>
      <text:p text:style-name="P18"/>
      <text:list xml:id="list152602295637546" text:continue-numbering="true" text:style-name="L2">
        <text:list-header>
          <text:p text:style-name="P8"/>
        </text:list-header>
      </text:list>
      <text:p text:style-name="P4">Прочее</text:p>
      <text:p text:style-name="P2"/>
      <text:list xml:id="list4676802602929168988" text:style-name="L3">
        <text:list-item>
          <text:p text:style-name="P9">List of open-source health software </text:p>
          <text:p text:style-name="P9"><text:a xlink:type="simple" xlink:href="https://en.wikipedia.org/wiki/List_of_open-source_health_software" text:style-name="Internet_20_link" text:visited-style-name="Visited_20_Internet_20_Link">https://en.wikipedia.org/wiki/List_of_open-source_health_software</text:a></text:p>
        </text:list-item>
        <text:list-item>
          <text:p text:style-name="P9">Обзор рынка комплексных медицинских информационных систем <text:a xlink:type="simple" xlink:href="http://www.kmis.ru/site.nsf/pages/2009_obzor_kmis.htm" text:style-name="Internet_20_link" text:visited-style-name="Visited_20_Internet_20_Link">http://www.kmis.ru/site.nsf/pages/2009_obzor_kmis.htm</text:a></text:p>
        </text:list-item>
        <text:list-item>
          <text:p text:style-name="P9">Рейтинг: Крупнейшие поставщики МИС: проекты внедрения 2009-2010 <text:a xlink:type="simple" xlink:href="http://www.cnews.ru/reviews/free/publichealth2011/rating/rating2.shtml" text:style-name="Internet_20_link" text:visited-style-name="Visited_20_Internet_20_Link">http://www.cnews.ru/reviews/free/publichealth2011/rating/rating2.shtml</text:a></text:p>
        </text:list-item>
        <text:list-item>
          <text:p text:style-name="P9">Фонд "Здоровье" разработал методики оценки качества медицинской информационной системы (МИС) и документации МИС</text:p>
          <text:p text:style-name="P9"><text:a xlink:type="simple" xlink:href="http://www.fondzdorovie.ru/analitika2/detail_analitics.php?ID=1668" text:style-name="Internet_20_link" text:visited-style-name="Visited_20_Internet_20_Link">http://www.fondzdorovie.ru/analitika2/detail_analitics.php?ID=1668</text:a></text:p>
        </text:list-item>
        <text:list-item>
          <text:p text:style-name="P9">Google делает Google для медиков</text:p>
          <text:p text:style-name="P9"><text:a xlink:type="simple" xlink:href="http://evercare.ru/verily-medical-search" text:style-name="Internet_20_link" text:visited-style-name="Visited_20_Internet_20_Link">http://evercare.ru/verily-medical-search</text:a></text:p>
        </text:list-item>
        <text:list-item>
          <text:p text:style-name="P13">Закон о телемедицине ставит под угрозу врачебную тайну</text:p>
          <text:p text:style-name="P13"><text:a xlink:type="simple" xlink:href="http://www.mk.ru/social/health/2017/06/22/zakon-o-telemedicine-stavit-pod-ugrozu-vrachebnuyu-taynu.html" text:style-name="Internet_20_link" text:visited-style-name="Visited_20_Internet_20_Link">http://www.mk.ru/social/health/2017/06/22/zakon-o-telemedicine-stavit-pod-ugrozu-vrachebnuyu-taynu.html</text:a></text:p>
        </text:list-item>
        <text:list-item>
          <text:p text:style-name="P13">В роддомах Москвы могут ввести электронные истории родов</text:p>
          <text:p text:style-name="P13"><text:a xlink:type="simple" xlink:href="http://www.m24.ru/articles/97766" text:style-name="Internet_20_link" text:visited-style-name="Visited_20_Internet_20_Link">http://www.m24.ru/articles/97766</text:a></text:p>
        </text:list-item>
        <text:list-item>
          <text:p text:style-name="P13">В Москве появился "электронный госпиталь" с онлайн-браслетами</text:p>
          <text:p text:style-name="P13"><text:a xlink:type="simple" xlink:href="http://www.m24.ru/articles/99582" text:style-name="Internet_20_link" text:visited-style-name="Visited_20_Internet_20_Link">http://www.m24.ru/articles/99582</text:a></text:p>
        </text:list-item>
        <text:list-item>
          <text:p text:style-name="P13">С 2019 года медорганизации Казахстана перейдут на безбумажный формат работы</text:p>
          <text:p text:style-name="P13"><text:a xlink:type="simple" xlink:href="https://vlast.kz/novosti/23847-s-2019-goda-medorganizacii-perejdut-na-bezbumaznyj-format-raboty.html" text:style-name="Internet_20_link" text:visited-style-name="Visited_20_Internet_20_Link">https://vlast.kz/novosti/23847-s-2019-goda-medorganizacii-perejdut-na-bezbumaznyj-format-raboty.html</text:a></text:p>
        </text:list-item>
        <text:list-item>
          <text:p text:style-name="P14">Рынок медицинских информационных систем: обзор, изменения, тренды</text:p>
          <text:p text:style-name="P14"><text:a xlink:type="simple" xlink:href="https://cyberleninka.ru/article/n/rynok-meditsinskih-informatsionnyh-sistem-obzor-izmeneniya-trendy" text:style-name="Internet_20_link" text:visited-style-name="Visited_20_Internet_20_Link">https://cyberleninka.ru/article/n/rynok-meditsinskih-informatsionnyh-sistem-obzor-izmeneniya-trendy</text:a></text:p>
        </text:list-item>
        <text:list-item>
          <text:p text:style-name="P14">Медицинская информатизированная система документооборота (МИСД) база для формирования электронного здравоохранения в Российской Федерации</text:p>
          <text:p text:style-name="P14"><text:a xlink:type="simple" xlink:href="https://cyberleninka.ru/article/n/meditsinskaya-informatizirovannaya-sistema-dokumentooborota-misd-baza-dlya-formirovaniya-elektronnogo-zdravoohraneniya-v-rossiyskoy" text:style-name="Internet_20_link" text:visited-style-name="Visited_20_Internet_20_Link">https://cyberleninka.ru/article/n/meditsinskaya-informatizirovannaya-sistema-dokumentooborota-misd-baza-dlya-formirovaniya-elektronnogo-zdravoohraneniya-v-rossiyskoy</text:a></text:p>
        </text:list-item>
        <text:list-item>
          <text:p text:style-name="P14">Типовая медицинская информационная система персонифицированного учета оказания медицинской помощи в вопросах и ответах</text:p>
          <text:p text:style-name="P14"><text:soft-page-break/><text:a xlink:type="simple" xlink:href="https://cyberleninka.ru/article/n/tipovaya-meditsinskaya-informatsionnaya-sistema-personifitsirovannogo-ucheta-okazaniya-meditsinskoy-pomoschi-v-voprosah-i-otvetah-3" text:style-name="Internet_20_link" text:visited-style-name="Visited_20_Internet_20_Link">https://cyberleninka.ru/article/n/tipovaya-meditsinskaya-informatsionnaya-sistema-personifitsirovannogo-ucheta-okazaniya-meditsinskoy-pomoschi-v-voprosah-i-otvetah-3</text:a></text:p>
        </text:list-item>
        <text:list-item>
          <text:p text:style-name="P14">Типовая медицинская информационная система персонифицированного учета оказания медицинской помощи в вопросах и ответах. Часть 2</text:p>
          <text:p text:style-name="P14"><text:a xlink:type="simple" xlink:href="https://cyberleninka.ru/article/n/tipovaya-meditsinskaya-informatsionnaya-sistema-personifitsirovannogo-ucheta-okazaniya-meditsinskoy-pomoschi-v-voprosah-i-otvetah-2" text:style-name="Internet_20_link" text:visited-style-name="Visited_20_Internet_20_Link">https://cyberleninka.ru/article/n/tipovaya-meditsinskaya-informatsionnaya-sistema-personifitsirovannogo-ucheta-okazaniya-meditsinskoy-pomoschi-v-voprosah-i-otvetah-2</text:a></text:p>
        </text:list-item>
        <text:list-item>
          <text:p text:style-name="P14">Информационная безопасность в медицинских информационных системах</text:p>
          <text:p text:style-name="P14"><text:a xlink:type="simple" xlink:href="https://cyberleninka.ru/article/n/informatsionnaya-bezopasnost-v-meditsinskih-informatsionnyh-sistemah" text:style-name="Internet_20_link" text:visited-style-name="Visited_20_Internet_20_Link">https://cyberleninka.ru/article/n/informatsionnaya-bezopasnost-v-meditsinskih-informatsionnyh-sistemah</text:a></text:p>
        </text:list-item>
        <text:list-item>
          <text:p text:style-name="P14">Опыт использования стандарта HL7 CDA R2 для организации обмена данными о назначениях лекарственных препаратов и об их исполнении в автоматизированных системах уровня медицинской организации</text:p>
          <text:p text:style-name="P14"><text:a xlink:type="simple" xlink:href="https://cyberleninka.ru/article/n/opyt-ispolzovaniya-standarta-hl7-cda-r2-dlya-organizatsii-obmena-dannymi-o-naznacheniyah-lekarstvennyh-preparatov-i-ob-ih-ispolnenii-v" text:style-name="Internet_20_link" text:visited-style-name="Visited_20_Internet_20_Link">https://cyberleninka.ru/article/n/opyt-ispolzovaniya-standarta-hl7-cda-r2-dlya-organizatsii-obmena-dannymi-o-naznacheniyah-lekarstvennyh-preparatov-i-ob-ih-ispolnenii-v</text:a></text:p>
        </text:list-item>
        <text:list-item>
          <text:p text:style-name="P14">Проблемы внедрения медицинских информационных систем автоматизации учреждений здравоохранения. Комплекс программных средств «Система автоматизации медикострахового обслуживания населения»</text:p>
          <text:p text:style-name="P14"><text:a xlink:type="simple" xlink:href="https://cyberleninka.ru/article/n/problemy-vnedreniya-meditsinskih-informatsionnyh-sistem-avtomatizatsii-uchrezhdeniy-zdravoohraneniya-kompleks-programmnyh-sredstv" text:style-name="Internet_20_link" text:visited-style-name="Visited_20_Internet_20_Link">https://cyberleninka.ru/article/n/problemy-vnedreniya-meditsinskih-informatsionnyh-sistem-avtomatizatsii-uchrezhdeniy-zdravoohraneniya-kompleks-programmnyh-sredstv</text:a></text:p>
          <text:p text:style-name="P17"/>
          <text:p text:style-name="P14"/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52:34.560358490</meta:creation-date>
    <dc:date>2017-07-12T15:24:03.237388664</dc:date>
    <meta:editing-duration>PT1H17M2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50" meta:character-count="3790" meta:non-whitespace-character-count="3605"/>
  </office:meta>
</office:document-meta>
</file>